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23b0c6"/>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3447c"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3b0c6"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2078682940864">
          <table:table-cell table:style-name="Table1.A1" office:value-type="string">
            <text:p text:style-name="P3"><text:span text:style-name="AncientGreek_3a__20_Ἀρχαία_20_ἑλληνικά"><text:span text:style-name="T3">ΤΗΣ ΙΛΙΑΔΟΣ</text:span></text:span></text:p>
            <text:p text:style-name="P3"><text:span text:style-name="AncientGreek_3a__20_Ἀρχαία_20_ἑλληνικά"><text:span text:style-name="T3"/></text:span></text:p>
            <text:p text:style-name="P3"><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7">Υ</text:span></text:span></text:p>
            <text:p text:style-name="P3"><text:span text:style-name="AncientGreek_3a__20_Ἀρχαία_20_ἑλληνικά"><text:span text:style-name="T4"/></text:span></text:p>
            <text:p text:style-name="P3"><text:span text:style-name="AncientGreek_3a__20_Ἀρχαία_20_ἑλληνικά"><text:span text:style-name="T4">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ῥαψῳδία </text:span></text:span><text:span text:style-name="AncientGreek_3a__20_Ἀρχαία_20_ἑλληνικά"><text:span text:style-name="T2">υ</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ὕτως οὗτοι μὲν παρὰ ταῖς ναυσὶ ταῖς καμπυλοπρύμναις καθωπλίζοντο περὶ σὲ, ὦ υἱὲ τοῦ Πηλέως, τὸν πολέμου ἄπληστον, οἱ Ἕλληνες· οἱ Τρῶες δὲ ἀφ' ἑτέρου μέρους ἐπὶ τῷ ὑψηλῷ τόπῳ τῆς πεδιάδος, ἤχουν ἐπὶ τῇ Καλλικολώνῃ. ὁ Ζεὺς δὲ τὴν Θέμιστα ἐκέλευσε συγκαλέσαι εἰς ἐκκλησίαν τοὺς θεοὺς ἀπὸ τῆς κορυφῆς τοῦ πολλὰς ἀνακλίσεις ἔχοντος Ὀλύμπου· αὕτη δὲ πάντοσε πορευθεῖσα, ἐκέλευσε πορεύεσθαι εἰς τὸ οἴκημα <text:s/>τοῦ Διός· οὔτε τις οὖν τῶν ποταμῶν ἀπῆν ἔξω ( ἄνευ) τοῦ Ὠκεανοῦ, οὔτε τις τῶν Νυμφών, αἵτινες τὰ περικαλλῆ ἄλση κατοικοῦσι, καὶ τὰς πηγὰς τῶν ποταμῶν, καὶ τὰ ἕλη τὰ βοτανώδη Ἀφικόμενοι δὲ εἰς τὸ οἴκημα τοῦ Διὸς τοῦ τὰς νεφέλας ἀθροίζοντος, ἐκάθισαν ἐπὶ τοῖς ἐξεσμένως κατεσκευασμένοις προστώοις, καὶ ὑφ᾽ ἡλίου καταλαμπομένοις, ἅπερ ὁ Ἥφαιστος τῷ Διὶ τῷ πατρὶ ἐποίησεν ἐπισταμέναις φρεσίν. Οὕτως οὗτοι μὲν ἐν τῷ οἴκῳ τοῦ Διὸς συνηθροίσθησαν. οὐδὲ Ποσειδῶν ὁ σείων τὴν γῆν ἠπείθησε τῇ θεᾷ, ἀλλὰ ἐκ τῆς θαλάσσης ἦλθε πρὸς αὐτοὺ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κάθισε δὲ ἐν τῷ μέσῳ αὐτῶν, ἠρώτησε δὲ τὴν βουλὴν τοΔιός· Τίποτε δὴ, ὦ λαμπροκέραυνε, συνεκάλεσας εἰς ἐκκλησίαν τοὺς θεούς ; ἢ φροντίζεις καὶ μεριμνᾷς τι περὶ τῶν Τρῴων καὶ τῶν Ἑλλήνων ; τούτων γὰρ νῦν ἐγγύτατα μάχη, καὶ πόλεμος διακέκαυται καὶ διεγήγερται. Πρὸς τοῦτον δὲ ἀποκρινόμενος εἶπεν ὁ τὰς νεφέλας ἀθροίζων Ζεύς. Κατενόησας Πόσειδον, κινητὰ τῆς γῆς, τὴν ἐν τοῖς ἐμοῖς στήθεσι βουλὴν· οὗτοι ὧν χάριν συνήθροισα ὑμᾶς, διὰ φροντίδος εἰσὶν ἐμοὶ ἀναιρούμενοι. ἀλλ᾽ ἐγὼ μὲν ἐνταυθοῖ παραμενῶ ἐν τῇ ἀποκλίσει τοῦ Ὀλύμπου καθήμενος, ἐντεῦθεν ὁρῶν κατὰ διάνοιαν χαρήσομαι· οἱ ἄλλοι δὲ πάντες πορεύεσθε, ἕως ἂν ἀφίκησθε πρὸς τοὺς Τρῷας καὶ τοὺς Ἕλληνας, ἀμφοτέροις δὲ βοηθεῖτε ὅπου βούλησις καὶ εὔνοια ἑκάστου ὑπάρχει· ἐὰν γὰρ Ἀχιλλεὺς μόνος ἐπὶ τοὺς Τρῷας πολεμήσῃ, οὐδ᾽ ἐπ' ὀλίγον ἀνθέξουσι τῷ ταχύποδι υἱῷ τοῦ Πηλέως· καὶ δὴ καὶ πρότερον αὐτὸν ὁρῶντες ὑπέτρεμον καὶ ἐπτοοῦντο· νυνὶ δὲ </text:span></text:span><text:soft-page-break/><text:span text:style-name="AncientGreek_3a__20_Ἀρχαία_20_ἑλληνικά"><text:span text:style-name="T1">ὁπηνίκα δὴ καὶ ἡ (κατά) ψυχή (ν) αὐτοῦ σφόδρα ὀργίζεται ἕνεκα τοῦ φίλου, χαλεπῶς δέδοικα, μὴ καὶ τὸ τεῖχος ὑπερμόρως καὶ παρὰ τὸ εἱμαρμένον καθέλῃ, καὶ τὴν πόλιν ἐκπορθήσῃ. Οὕτως εἶπεν ὁ υἱὸς τοῦ Κρόνου· πόλεμον δὲ ἄφυκτον συνέστησε, καὶ συνηύξησεν. ὥρμησαν δὲ πορεύεσθαι εἰς τὸν πόλεμον οἱ θεοὶ, διηρημένως ἔχοντες τὴν ψυχὴν καὶ μὴ ὁμονοοῦντες. Ἡ μὲν Ἥρα ἐπὶ τὸ ἄθροισμα τῶν νεῶν καὶ ἡ πολεμικὴ Ἀθηνᾶ, καὶ ὁ Ποσειδῶν ὁ συνέχων τὴν γῆν, καὶ ὁ πολυωφελής (ἐρευνητικὸς) Ἑρμῆς, ὃς διανοία συνετῇ ἐκεκόσμητο· ἅμα δὲ τούτοις καὶ ὁ Ἥφαιστος ἐπορεύετο δυνάμει ἐνθουσιῶν, σκάζων, αἱ ἀσθενεῖς δὲ κνῆμαι αὐτοῦ ἐῤῥωμένως ἐπειρῶντο βαδίζειν. Πρὸς τὰς Τρῷας δὲ Ἄρης ὁ συνεχῶς τὴν περικεφαλαίαν κινῶν, σὺν αὐτῷ δὲ καὶ Ἀπόλλων ὁ μὴ κειρόμενος τὴν κόμην, καὶ ἡ Λητώ, καὶ ὁ Ξάνθος, καὶ ἡ φιλόγελως Ἀφροδίτη. Ἕως μὲν οὖν οἱ θεοὶ πόῤῥω ἦσαν τῶν θνητῶν ἀνδρῶν, τοτηνικαῦτα οἱ μὲν Ἕλληνες μεγάλως ἐδοξάζοντο, διότι ὁ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χιλλεὺς ἐπεφάνη, ἐπὶ πολὺ δὲ ἔληξε τοῦ χαλεποῦ καὶ ὀδυνηροῦ πολέμου· τοὺς Τρῷας δὲ τρόμος χαλεπὸς ἐπῆλθε πάντας κατὰ τὰ μέλη φοβουμένους, ὅτε ἑώρων τὸν ταχύποδα υἱὸν τοῦ Πηλέως τοῖς ὅπλοις περιλαμπόμενον, ὅμοιον τῷ ἀνθρωποκτόνῳ Ἄρει· ἐπειδὴ δὲ εἰς τὸ πλῆθος τῶν ἀνδρῶν ἦλθον οἱ οὐράνιοι, διηγέρθη ἡ κραταιὰ, καὶ ἰσχυρὰ Ἔρις ἡ τοὺς λαοὺς παρορμῶσα, ἐφώνει δὲ ἡ Ἀθηνᾶ, ποτὲ μὲν ἑστῶτα παρὰ τὴν ὀρωρυγμένην τάφρον, ἔξω τοῦ τείχους, ποτὲ δὲ ἐπὶ τῶν ἐπηρμένων παραθαλασσίων τόπων μεγάλως ἐβόα· ἐφώνει δὲ δ Ἄρης ἀφ' ἑτέρου μέρους ὅμοιος σκοτεινῇ καταιγίδι, καὶ τῇ σὺν ὑετῷ συστροφῇ ἀνέμου, ὀξέως καὶ ἐξακούστως ἀπὸ τῆς ἀκροπόλεως παρακελευόμενος τοῖς Τρῳσὶ, ποτὲ δὲ παρὰ τὸν Σιμοῦντα ποταμὸν, τρέχων ἐπὶ τὸν ὑψηλὸν τόπον τοῦ πεδίου, ἣν Καλλικολώνην ὀνομάζουσιν. Οὕτω τούτους ἀμφοτέρους οἱ μακάριοι θεοί παροξύνοντες συνέβαλον, ἐν αὐτοῖς δὲ ἔριδα χαλεπὴν συνετέλουν· φοβερῶς δὲ ἐβρόντησεν ὁ πατὴρ τῶν ἀνθρώπων καὶ τῶν θεῶν ἄνωθεν ἐκ τοῦ ὕψους· κάτωθεν δὲ ὁ Ποσειδῶν ἔσεισε τὴν ἀπέραντον γῆν, καὶ τῶν ὀρέων τὰς ὑψηλὰς κορυφάς. πᾶσαι δὲ αἱ προβάσεις καὶ αἱ ὑπώρειαι τῆς πολλὰς πηγὰς ἐχούσης Ἴδης ἐκινοῦντο, καὶ αἱ ἀκρώρειαι, καὶ ἡ πόλις τῶν Τρῴων, καὶ αἱ νέες τῶν Ἑλλήνων· ἐφοβήθη δὲ ὑποκάτωθεν ὁ βασιλεὺς τῶν ἀνδρῶν Ἅιδης, φοβηθεὶς δὲ ἐκ τοῦ θρόνου ἀνεπήδησε καὶ ἐβόησε, μὴ ἄνωθεν αὐτῷ τὴν γῆν ἀνάστατον ποιήσειε Ποσειδῶν ὁ τὴν γῆν σείων, τὰ οἰκήματα δὲ τοῖς τε θνητοῖς ἀνθρώποις, καὶ τοῖς ἀθανάτοις θεοῖς φανερὰ γένοιντο, τὰ φοβερὰ καὶ σκοτεινά, ἅπερ δεδοίκασι καὶ οἱ θεοί· τοσοῦτος δὴ κτύπος διηγέρθη τῶν θεῶν συνερχομένων ἐριστικῶς καὶ φιλονείκως. Ἐναντίον μὲν γὰρ Ποσειδῶνος τοῦ βασιλέως ἔστη Ἀπόλλων ὁ καθαρὸς κατέχων τοὺς ἐπτερωμένους ὀϊστούς· ἐναντίον δὲ τοῦ Ἄρεος ἡ θεά ἡ εὐόφθαλμος Ἀθηνᾶ· τῇ Ἥρᾳ δὲ ἀντέστη ἡ καλλίτοξος ἠχητικὴ καὶ πολύηχο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9</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Ἄρτεμις ἡ χαίρουσα τοῖς ὀϊστοῖς ἡ ἀδελφὴ τοῦ Ἀπόλλωνος· τῇ Λητοῖ δὲ ἀντέστη ὁ σωσίοικος καὶ πολυωφελὴς Ἑρμῆς. ἐναντίον δὲ τοῦ Ἡφαίστου ἔστη ὁ μέγας βαθύρρους ποταμὸς, ὃν οἱ θεοὶ ὀνομάζουσι Ξάνθον, οἱ ἄνδρες δὲ Σκάμανδρον. Οὕτω μὲν οἱ θεοὶ ἐναντίον τῶν θεῶν ἔστησαν. Ὁ Ἀχιλλεὺς δὲ ἐναντίον τοῦ Ἕκτορος μάλιστα ἐπεθύμει εἰσελθεῖν εἰς τὸ πλῆθος τοῦ υἱοῦ τοῦ Πριάμου, τούτου γὰρ δὴ μάλιστα ἡ ψυχὴ προέτρεπε τοῦ αἵματος κορέσαι τὸν ὑπομονητικὸν καὶ τολμηρὸν μαχητὴν Αρην. Τὸν Αἰνείαν δὲ διήγειρεν ᾿Ἀπόλλων ὁ τοὺς λαοὺς παρορμῶν εὐθὺ κατεναντίον τοῦ υἱοῦ τοῦ Πηλέως, ἐνέβαλε δὲ αὐτῷ προθυμίαν χρηστήν· ὡμοιώθη δὲ κατὰ τὴν φωνὴν τῷ Λυκάονι τῷ υἱῷ τοῦ Πριάμου τούτῳ ὁμοιωθεὶς εἶπε πρὸς αὐτὸν ᾿Ἀπόλλων ὁ υἱὸς τοῦ Διός· Ὦ Αἰνεία βουλευτὰ καὶ γνωμοδότα τῶν Τρώων, ποῦ σοι αἱ καυχήσεις καὶ διϊσχυρίσεις, ἃς τοῖς βασιλεῦσι (τοῖς ἄρχουσι) τῶν Τρῴων ἐπηγγείλω πίνων καὶ εὐωχούμενος, ἐναντίον Ἀχιλλέως τοῦ υἱοῦ τοῦ Πηλέως μάχεσθαι βιαίως ; Πρὸς τοῦτον δὲ ἀποκρινόμενος ὁ Αἰνείας εἶπεν· Ω υἱὲ τοῦ Πριάμου, τί δή με ταῦτα καὶ μὴ βουλόμενον προτρέπεις πολεμεῖν ἐναντίον τοῦ μεγαλοψύχου υἱοῦ τοῦ Πηλέως ; οὐ γὰρ νῦν πρῶτον ἐναντίον τοῦ ταχύποδος Ἀχιλλέως στήσομαι, ἀλλ᾽ ἤδη με καὶ ἄλλοτε εἰς φυγὴν ἔτρεψε τῷ δόρατι ἐκ τῆς Ἴδης, ἡνίκα ἐπῆλθεν ταῖς ἡμετέραις βουσὶν, ἐξεπόρθησε δὲ τὸν Λυρνησσὸν, καὶ τὸν Πήδασον, ἐμὲ δὲ ὁ Ζεὺς ἔσωσεν, ὅς μοι παρώξυνε τὴν προθυμίαν, καὶ τὰ ταχέα γόνατα. ὄντως ἀνῃρέθην ἂν ὑπὸ τῶν χειρῶν τοῦ ᾿Ἀχιλλέως καὶ τῆς Ἀθηνᾶς, ἥτις αὐτοῦ ἔμπροσθεν πορευομένη ἐποίει φῶς καὶ σωτηρίων, καὶ ἐπέταξε δόρατι σιδηρῷ τοὺς Λέλεγας καὶ τοὺς Τρῷας ἀποκτείνειν. διὰ τοῦτο οὐκ ἔστι δυνατὸν ἄνδρα τινὰ πολεμεῖν ἐναντίον τοῦ ᾿Ἀχιλλέως· ἀεὶ γὰρ πάρεστιν εἷς τῶν θεῶν, ὃς τὸν ὄλεθρον ἀποσοβεῖ· καὶ δὴ καὶ ἄλλω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 1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ύτου τε τὸ δόρυ εὐθὺ φέρεται, οὐδὲ ἀποπαύεται, πρὶν ἢ διὰ σώματος ἀνδρικοῦ διελθεῖν· εἰ δέ γε θεὸς ὁμοίως στήσειε τὰ τοῦ πολέμου, μηδενὶ βοηθείας προσούσης· οὐ πάνυ ῥᾳδίως με τροπώσεται, οὐδ᾽ εἰ καυχᾶται εἶναι ὅλος σιδηροῦς. Πρὸς τοῦτον δὲ εἶπεν Ἀπόλλων ὁ βασιλεὺς ὁ υἱὸς τοῦ Διός Ὦ ἥρως, ἀλλ᾽ ἄγε καὶ σὺ τοῖς ἀεὶ οὖσι θεοῖς εὔχου· καὶ δὴ καὶ σὲ λέγουσιν ἐκ τῆς Ἀφροδίτης τῆς θυγατρὸς τοῦ Διὸς τεχθῆναι· ἐκεῖνος δὲ ἐκ θεοῦ ἥττονος ὑπάρχει ἡ μὲν γάρ ἐστιν ἐκ τοῦ Διὸς, ἡ δὲ ἐκ τοῦ θαλασσίου γέροντος· ἀλλ᾽ ἄφες κατ᾽ εὐθεῖαν τὸν ἀκαταπόνητον σίδηρον, μηδὲ παντελῶς σε ῥήμασι δεινοῖς ἀποκρουέτω, καὶ τῇ ἀπὸ τοῦ Ἄρεος βλάβῃ. Οὕτως εἰπὼν ἐνέβαλε προθυμίαν μεγάλην τῷ βασιλεῖ τῶν λαῶν ἐπορεύθη δὲ διὰ τῶν πρωταγωνιστῶν καθωπλισμένος σιδήρῳ λαμπρῷ· οὐδὲ ἔλαθεν ὁ υἱὸς τοῦ Ἀγχίσου τὴν λευκόπηχυν Ἥρων, ἐναντίον τοῦ υἱοῦ τοῦ Πηλέως ἐπερχόμενος κατὰ τὴν τάξιν τῶν ἀνδρῶν. αὕτη δὲ ὁμοῦ συγκαλέσασα τοὺς θεοὺς εἶπεν ἐν αὐτοῖς λόγον. Σκοπεῖτε νῦν ὑμεῖς, ὦ Πόσειδον, καὶ ᾿Ἀθηνᾶ, ἐν τῇ ὑμετέρᾳ διανοίᾳ πῶς γενήσονται ταῦτα τὰ ἔργα. ὁ Αἰνείας οὗτος ἐπορεύθη καθωπλισμένος σιδήρῳ λαμπρῷ ἐναντίον τοῦ υἱοῦ τοῦ Πηλέως, ἀνέπεισε δὲ καὶ παρώρμησεν αὐτὸν ᾿Ἀπόλλων ὁ καθαρός· ἀλλ' ἄγετε ἡμεῖς γε ἀποτρέψωμεν αὐτὸν εἰς τοὐπίσω ἐκεῖθεν, ἤ τις δὴ καὶ ἡμῶν τῷ Ἀχιλλεῖ παραγένοιτο, παράσχοι δὲ νίκην μεγάλην, μηδαμῶς δέ τινος κατὰ ψυχὴν προσδείσθω, </text:span></text:span><text:soft-page-break/><text:span text:style-name="AncientGreek_3a__20_Ἀρχαία_20_ἑλληνικά"><text:span text:style-name="T1">ὅπως γνῷ ὅτι φιλοῦσιν αὐτὸν οἱ κράτιστοι τῶν θεῶν· οὗτοι δὲ ἄκαιροι καὶ μάταιοί εἰσιν, οἳ πρότερόν γε τοῖς Τρῳσὶν ἀποσοβοῦσι τὸν πόλεμον καὶ τὴν μάχην· πάντες δὲ ἐκ τοῦ Ὀλύμπου κατήλθομεν μεθέξοντες τοῦδε τοῦ πολέμου, ὅπως μηδὲν ἐν τοῖς Τρῳσὶ πάθη τήμερον· μετὰ ταῦτ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πείσεται, ἅπερ αὐτῷ ἡ μοῖρα τικτομένῳ ἐπέκλωσε τῷ λίνῳ, ἡνίκα αὐτὸν ἔτεκεν ἡ μήτηρ. εἰ δὲ ὁ ᾿Ἀχιλλεὺς ταῦτα οὐκ ἀκούσεται ἐκ τῆς φωνῆς τῶν θεῶν, φοβηθήσεται δήπου, ὅταν τις θεὸς κατὰ βιαίων ἐναντίωσιν ἐπέλθῃ κατὰ τὴν μάχην, χαλεπῶς δὲ καὶ δυσκόλως ἔχει ὁρᾶσθαι τοὺς θεοὺς φανερῶς. Πρὸς ταύτην δὲ ἀπεκρίνετο μετὰ ταῦτα Ποσειδῶν ὁ σείων τὴν γῆν· Ω Ἥρα, μὴ ὀργίζου παραλόγως, οὐδαμῶς γάρ σε δεῖ· οὐκ ἔγωγε βουλοίμην ἂν τοὺς θεοὺς συνωθῆσαι καὶ συνάψαι ἐριστικῶς καὶ φιλονείκως ἡμᾶς γε τοὺς ἄλλους, ἐπειδὴ πολλῷ κρείττους ἐσμεν· ἀλλ᾿ ἡμεῖς μὲν καθίσωμεν πορευθέντες ἐκ τῆς ὁδοῦ εἰς τὴν περιοπὴν, ἡ μάχη δὲ τοῖς ἀνδράσιν ἔσται διὰ φροντίδος· ἐὰν δὲ ὁ Ἄρης ἄρχεται πολέμου, ἢ ᾿Ἀπόλλων ὁ καθαρὸς, ἢ τῷ Ἀχιλλεῖ ἐμποδὼν γίνωνται, καὶ οὐκ ἑῶσι πολεμεῖν, εὐθέως δὴ καὶ ἡμῖν παρ' αὐτῷ φιλονεικία καὶ μάχη διαναστήσεται πολέμου, πάνυ δὲ ταχέως διαχωρισθέντας οἴομαι ὀπίσω πορευθῆναι εἰς τὸν Ὄλυμπον, εἰς τὸν σύλλογον τῶν ἄλλων θεῶν ὑπὸ τῶν ἡμετέρων χειρῶν, ἐν ἐπικρατείᾳ ἰσχυρῶς καταπονηθέντας. Οὕτω δὴ εἰπὼν προεπορεύθη ὁ Ποσειδῶν εἰς τὸ περικεχυμένον τεῖχος τοῦ θείου Ἡρακλέους, τὸ ὑψηλὸν, ὃ δὴ αὐτῷ οἱ Τρῶες, καὶ ἡ πολεμική Ἀθηνᾶ κατεσκεύαζον, ὅπως τὸ κῆτος ἐκκλίνας διαφύγοι καὶ σωθείη, ὅταν αὐτὸν ἀπὸ τοῦ αἰγιαλοῦ ἐπιδιώκοι εἰς τὸ πεδίον. ἐκεῖ ὁ Ποσειδῶν ἐκάθισε, καὶ οἱ ἄλλοι θεοὶ, νεφελὴν δὲ ἰσχυρὰν καὶ ἄθραυστον τοῖς ὤμοις περιεβάλοντο· οὗτοι δὲ κατὰ τὸ ἕτερον μέρος ἐκάθισαν ἐν τοῖς ἐπηρμένοις μέρεσιν τῆς Καλλικολώνης, περὶ σὲ, ὦ Ἄπολλον τοξότα, καὶ τὸν τὰς πόλεις ἐκπορθοῦντα Ἄρην. Οὕτως οὗτοι μὲν οὖν ἑκατέρωθεν ἐκάθηντο βουλευόμενοι βουλὰς, ἄρχειν δὲ τοῦ χαλεποῦ καὶ ὀδυνηροῦ πολέμου ἀνεβάλλοντο ἀμφότερο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 15</text:span></text:span></text:p>
      <text:p text:style-name="P2"><text:span text:style-name="AncientGreek_3a__20_Ἀρχαία_20_ἑλληνικά"><text:span text:style-name="T1"/></text:span></text:p>
      <text:p text:style-name="P2"><text:span text:style-name="AncientGreek_3a__20_Ἀρχαία_20_ἑλληνικά"><text:span text:style-name="T1">. . . . . . . . τούτων δὲ πᾶσα ἡ πεδιὰς ἐπληρώθη καὶ περιελάμπετο σιδήρῳ τῶν ἀνδρῶν καὶ τῶν ἵππων, ἐκινεῖτο δὲ ἡ γῆ τοῖς ποσὶ διεγειρομένων καὶ ἐφορμώντων ὁμοῦ : δύο δὲ ἄνδρες ἐξόχως κράτιστοι εἰς τὸ μέσον ἀμφοτέρων συνῆλθον προθυμούμενοι πολεμεῖν, ὅ τε Αἰνείας ὁ υἱὸς τοῦ Ἀγχίσου, καὶ ὁ ἐνδοξότατος Ἀχιλλεύς. ὁ Αἰνείας οὖν πρῶτος καυχησάμενος καὶ διατεινάμενος ὥρμησεν, ἐπινεύων τῇ βαρείᾳ περικεφαλαίᾳ, τὴν ἀσπίδα δὲ τὴν μεγάλην (πολεμικὴν) κατεῖχεν ἔμπροσθεν του στέρνου, ἔσειε δὲ τὸ σιδηροῦν δόρυ· ὁ υἱὸς δὲ τοῦ Πηλέως ἀπὸ τοῦ ἑτέρου μέρους ἐξεναντίας ἐφώρμησεν ὥσπερ λέων βλαβερός, ὃν οἱ μὲν ἄνδρες ἀποκτεῖναι προθυμοῦνται συναθροιζόμενοι ἅπας ὁ δῆμος· οὗτος δὲ πρῶτον ἀτιμάζων καὶ περιφρονῶν ἐπέρχεται· ἀλλ' ὅτων τις τῶν ἐν πολέμῳ εὐκινήτων νέων τρώσῃ τῷ δόρατι, συνεστράφη τε κεχηνώς, καὶ περὶ τοὺς </text:span></text:span><text:soft-page-break/><text:span text:style-name="AncientGreek_3a__20_Ἀρχαία_20_ἑλληνικά"><text:span text:style-name="T1">ὀδόντας ἀφρὸς γίνεται, ἐν τῇ καρδίᾳ δὲ αὐτοῦ στενάζει ἡ ἰσχυρὰ ψυχή, τῇ οὐρᾷ δὲ κατὰ τὰς πλευράς, καὶ τὰ κοῖλα τῶν γλουτῶν ἀφ' ἑκατέρου μέρους μαστίζεται, αὐτὸς δὲ ἑαυτὸν διερεθίζει πρὸς μάχην, πυρῶδες δὲ καὶ φοβερὸν βλέπων εὐθὺ ὁρμᾷ, καὶ παραμένει ὅπως τινὰ ἀποκτείνῃ ἄνδρα, ἢ αὐτὸς ἀναιρεθῇ ἐν τῇ πρώτη συστροφῇ τῆς μάχης. οὕτως τῷ Ἀχιλλεῖ παρωξύνετο ἡ ἰσχὺς καὶ ἡ ἀνδρεία ψυχὴ ἐπελθεῖν ἐναντίον τοῦ μεγαλοψύχου Αἰνείου. οὗτοι δὲ ἡνίκα δὴ πλησίον ἐγένοντο ἐπ' ἀλλήλους ἐρχόμενοι, πρὸς τοῦτον πρότερον εἶπεν ὁ ταχύπους ἐνδοξότατος Ἀχιλλεύς. Ὦ Αἰνεία, τί δὴ σύ γε τοσοῦτον πολὺ ἐφορμήσας διὰ τῆς συστροφῆς τοῦ πλήθους ἔστης ; ἢ σέ γε προτρέπει ἡ ψυχὴ πολεμῆσαι ἐμοὶ, ἐλπίζοντα βασιλεύσειν τῶν ἱππικῶν Τρῴων μετὰ τιμῆς τοῦ Πριάμου (ἀντὶ τῆς βασιλείας τοῦ Πριάμου); ἐὰν δὲ ἐμὲ ἀποκτείνης, οὐ σοι τούτου ἕνεκα ὁ Πρίαμος ἐμβαλεῖ εἰς τὰς χεῖρας τὴν τιμὴν, καὶ τὸ ἆθλον τοῦτο· εἰσὶ γὰρ αὐτῷ παῖδες, οὗτος δὲ</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ὐσταθὴς καὶ νουνεχής, οὐδέ τις κοῦφος καὶ ἀσύνετός ἐστιν· ἢ δή σοι οἱ Τρῶες ἀγρόν τινα ἀπένειμαν διαφερόντως τῶν ἄλλων περικαλλῆ, φυτοπέδου, καὶ σιτοπέδου, ἵν᾽ αὐτὸν καρποῖ, ἐὰν ἀποκτείνῃς ἐμέ ; δυσκόλως δέ σε τοῦτο πράξειν ἐλπίζω : ἤδη γάρ σέ γε οἶμαι καὶ ἄλλοτε τρέψαι εἰς φυγὴν τῷ δόρατι. ἢ οὐ μνημονεύεις ἡνίκα σε ἀπὸ τῶν βοῶν μόνον ὄντα ἐδίωξα ἐκ τῶν τῆς Ἴδης ὀρέων ταχέσι ποσὶ, πάνυ εὐκινήτως, τότε δὲ οὐδαμῶς μετεστρέφου φεύγων. ἐκεῖθεν δὲ εἰς τὸν Λυρνησσὸν κατέφυγες, ἐγὼ δὲ τὴν πόλιν αὐτὴν ἐξεπόρθησα ἐφορμήσας σὺν τῇ Ἀθηνᾷ, καὶ τῷ Διὶ τῷ πατρί· αἰχμαλώτους δὲ τὰς γυναῖκας, τὴν ἐλευθέρων ζωὴν ἀφελόμενος, ἀπῆγον, σὲ δὲ ὁ Ζεὺς ἠλευθέρωσε καὶ ἔσωσε, καὶ οἱ ἄλλοι θεοί· ἀλλ' οὐ νῦν σε σώσειν ὑπολαμβάνω, ὥσπερ εἰς λογισμὸν σὺ ἐμβάλλεις καὶ διαλογίζῃ· ἀλλ᾽ ἔγωγε ἀναχωρήσαντά σε κελεύω πορεύεσθαι εἰς τὸ πλῆθος, μηδὲ ὅσα-το ἐναντίον ἐμοῦ, πρὸ τοῦ παθεῖν τι δεινὸν, πραχθὲν δὲ καὶ γενόμενον τὸ κακὸν καὶ ὁ μωρὸς κατενόησε Πρὸς τοῦτον δὲ ἀπεκρίνατο ὁ Αἰνείας, καὶ εἶπεν· Ὦ υἱὲ τοῦ Πηλέως, μηδαμῶς με ῥήμασι ὥσπερ νήπιον καὶ ἄφρονα ἔλπιζε ἐκφοβήσειν, ἐπειδὴ φανερῶς ἐπίσταμαι καὶ ἐγὼ καὶ λοιδορίας, καὶ τὰς παρὰ τὸ καθῆκον ἀπειλὰς εἰπεῖν· οἴδαμεν δὲ τὸ γένος ἑκατέρου ἡμῶν, οἴδαμεν δὲ τοὺς γονέας, προηκουσμένους καὶ προεγνωσμένους λόγους ἀκούοντες τῶν φθαρτῶν ἀνθρώπων· τοῖς ὀφθαλμοῖς δὲ οὔτε σὺ τοὺς ἐμοὺς ἐθεάσω, οὔτ᾽ ἐγὼ τοὺς σούς· λέγουσι σὲ μὲν τοῦ ἀμωμήτου Πηλέως υἱὸν εἶναι, καὶ ἐκ μητρὸς Θέτιδος τῆς καλλικόμου θαλασσίας· ἐγὼ δὲ υἱὸς τοῦ μεγαλοψύχου Ἀγχίσου διισχυρίζομαι εἶναι (γεννηθῆναι) μήτηρ δέ μοι ἐστὶν ἡ ᾿Ἀφροδίτη. τούτων οὖν νῦν οἱ ἕτεροι τὸν ἀγαπητὸν υἱὸν θρηνήσουσι σήμερον· οὐ</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γὰρ οἴομαι ῥήμασι μωροῖς καὶ ματαίοις οὕτως (ἐνθάδε) διαχωρισθέντες ἀναχωρῆσαι τῆς μάχης· εἰ δὲ βούλει καὶ ταῦτα μαθεῖν, ὅπως καλῶς γνῶς τὸ ἡμέτερον γένος, πολλοὶ δὲ ἄνδρες αὐτὸ οἴδασι. Δάρδανον δὴ τὰ πρῶτα ἐγέννησεν ὁ τὰς νεφέλας ἀθροίζων Ζεὺς, ἔκτισε δὲ τὴν Δαρδανίαν, ἐπειδὴ οὔπω ἡ ἱερὰ Ἴλιος ἐν τῇ πεδιάδι ᾠκοδόμητο καὶ ᾤκιστο, πόλις τῶν μεμερισμένην ἐχόντων </text:span></text:span><text:soft-page-break/><text:span text:style-name="AncientGreek_3a__20_Ἀρχαία_20_ἑλληνικά"><text:span text:style-name="T1">τὴν φωνὴν ἀνθρώπων, ἀλλ᾽ ἔτι τὰς προβάσεις, καὶ τὰς πέζας κατ ᾤκουν τῆς πολλὰς πηγὰς ἐχούσης Ἴδης. ὁ Δάρδανος δὲ ἐγέννησεν υἱὸν τὸν βασιλέα Ἐριχθόνιον, ὃς δὴ πλουσιώτατος ἐγένετο πάντων τῶν φθαρτῶν ἀνθρώπων· τούτου ἵπποι τρισχίλια κατὰ τὸ ἕλος ἐβόσκοντο, φορβάδες, πώλοις τερπόμεναι νεογενέσιν (νεογναῖς). τούτων καὶ ὁ Βορέας ἠράσθη βοσκομένων ἵππῳ δὲ ὁμοιωθεὶς μελανότριχι ἐμίγη αὐταῖς, αὗται δὲ ἐγκυμονήσασαι ἔτεκον δώδεκα πώλους· αὗται δὲ ἡνίκα μὲν ἐσκίρτων κατὰ τὴν γῆν τὴν τὰ πρὸς τὸ ζῆν δωρουμένην, κατὰ τὸ ἄκρον τοῦ καρποῦ τῶν ἀσταχύων διέτρεχον (ἐν τοῖς στάχυσι λεπτῶν ἀνθέρων), οὐδέ τι κατέθραυον· ἀλλ' ὅτε δὴ ἐσκίρτων κατὰ τὰ πλατέα νῶτα καὶ τὴν μεγάλην ἐπιφάνειαν τῆς θαλάσσης ἄνω κατὰ τὴν ἐπιφάνειαν τῆς λευκῆς θαλάσσης διέτρεχον. Ἐριχθόνιος δὲ ἐγέννησε τοῖς Τρῳσὶ βασιλέα τὸν Τρῷα, ἐκ τοῦ Τρῳὸς δὲ τοῦ ἀμωμήτου τρεῖς υἱοὶ ἐγεννήθησαν, ὅ τε Ἶλος, καὶ ὁ Ἀσσάρακος, καὶ ὁ ἰσόθεος Γανυμήδης, ὃς δὴ ἐγένετο ὡραιότατος πάντων τῶν θνητῶν ἀνθρώπων· τοῦτον καὶ ἀνήρπασαν οἱ θεοὶ οἰνοχοεῖν τῷ Διὶ, ἵνα ἐν τοῖς ἀθανάτοις εἴη ἕνεκα τοῦ ἑαυτοῦ κάλλους. ὁ Ἶλος δὲ ἐγέννησεν υἱὸν τὸν ἀμώμητον Λαομέδοντα· ὁ Λαομέδων δὲ ἐγέννησε τὸν Τιθωνὸν, καὶ τὸν Πρίαμον, καὶ τὸν Λάμπον, καὶ τὸν Κλυτίον, καὶ τὸν τοῦ Ἄρεος κλάδον Ἱκετάονα. Ἀσσάρακος δὲ τὸν Κάπυν, οὗτο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ἐγέννησεν υἱὸν τὸν Ἀγχίσην, ἐμὲ δὲ ὁ Ἀγχίσης, ὁ Πρίαμος δὲ ἐγέννησε τὸν ἐνδοξότατον Ἕκτορα. του του δὴ τοῦ γένους καὶ τοῦ αἵματος διισχυρίζομαι ὑπάρχειν. ὁ Ζεὺς δὲ τοῖς ἀνδράσι καὶ αὔξει καὶ ἐλαττοῖ τὴν ἀρετὴν, ὅπως ἂν βούληται, οὗτος γάρ ἐστιν ἰσχυρότατος πάντων, ἀλλ᾽ ἄγε μηκέτι ταῦτα διαλεγώμεθα, καθάπερ νήπιοι καὶ ἄφρονες, ἑστῶτες ἐν τῷ μέσῳ τῆς μάχης του πολέμου, ἔστι γὰρ ἀμφοτέροις ὀνείδη καὶ λοιδορίας εἰπεῖν πάνυ πολλὰ οὐδ᾽ ἂν ναῦς πολυκάθεδρος τὸ βάρος ἀνέλοιτο καὶ βαστάξειεν, εὐμετάθετος δὲ καὶ εὐκίνητός ἐστιν ἡ γλῶσσα τῶν ἀνθρώπων, πολλοὶ δὲ ἔνεισι λόγοι παντοδαποί, ῥημάτων δὲ πολλὴ περιαγωγὴ καὶ διανομὴ τῇδε κᾀκεῖσε· οἷον ἂν λόγον εἴπῃς, τοιοῦτον ἂν ἀντακούσαις. ἀλλὰ τί δὴ ἔριδας καὶ φιλονεικίας ἡμῖν ἀνάγκη φιλονεικεῖν καὶ ἐρίζειν ἐναντίον ἀλλήλοις, ὥσπερ γυναῖκες, αἵτινες περὶ ἔριδος ψυχοφθόρου εἰς χόλον ἀχθεῖσαι, φιλονεικοῦσιν ἀλλήλαις εἰς τὸ μέσον τῆς ὁδοῦ παρελθοῦσαι, πολλὰ ἀληθῆ τε καὶ μὴ, ἡ ὀργὴ δὲ γὰρ ) καὶ ταῦτα λέγειν προτρέπει. τῆς εὐτόλμου δὲ ἰσχύος οὐδέποτέ με λόγοις ἀποτρέψεις, καὶ ἀποστήσεις προθυμούμενον, πρὶν ἢ πολεμῆσαι κατεναντίον σιδήρῳ ἀλλ᾽ ἄγε τάχιον ἁψώμεθα ἀλλήλων τοῖς σιδήρῳ ἐστομωμένοις δόρασιν. Εἶπε δὴ καὶ ἐν τῇ φοβερᾷ ἀσπίδι ἔπηξε τὸ ἰσχυρὸν δόρυ τῇ καταπληκτική, μεγάλως δὲ περιήχησεν ἡ ἀσπὶς τῇ ἐπιδορατίδι τοῦ ἀκοντίου. Ὁ υἱὸς δὲ τοῦ Πηλέως τὴν μὲν ἀσπίδα ἄποθεν ἑαυτοῦ τῇ παχείᾳ χειρὶ κατέσχε φοβηθείς, ᾠήθη γὰρ τὸ μακρὸν δόρυ ῥᾳδίως περάσειν τοῦ μεγαλοψύχου Αἰνείου ὁ εὐήθης, οὐδὲ ἐνόησε κατὰ λόγον τε καὶ κατὰ διάνοιαν, ὅτι οὐκ εἰσὶ ῥᾴδια τὰ ὑπερένδοξα δῶρα τῶν θεῶν καταπονηθῆναι ὑπὸ φθαρτῶν ἀνδρῶν, οὐδὲ ὑπείκειν καὶ ἐνδιδόναι καὶ παραλύεσθαι· οὐ γὰρ τότε τὸ ἰσχυρὸν δόρυ τοῦ</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ΑΡΑΦΡΑΣΙΣ. 2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συνετοῦ Αἰνείου διέρρηξε καὶ διέκοψε πᾶσαν τὴν ἀσπίδα· ὁ χρυσὸς γὰρ διεκώλυσε, καὶ ἐπέσχε τὰ δῶρα τοῦ θεοῦ· ἀλλὰ τὰς δύο μὲν ἐπιδιπλώσεις διῆλθε καὶ διέκοψεν, ἔτι δ' αἱ τρεῖς ὑπῆρχον, ἐπειδὴ πέντε διπλώσεις ἐφήπλωσεν Ἥφαιστος ὁ χωλὸς, τὰς δύο χαλκᾶς, καὶ τὰς ἔνδοθεν δύο κασσιτερίνας, τὴν ἐν τῷ μέσῳ δὲ μίαν, χρυσῆν, ἐν ταύτῃ δὲ ἐνεσχέθη τὸ ἐκ μελίας δόρυ, καὶ τῆς εἰς τὸ πρόσω ὁρμῆς διεκωλύθη· Δεύτερος δὲ ὁ Ἀχιλλεὺς ἀφῆκε τὸ μακρὸν δόρυ, καὶ ἔβαλε κατὰ τὴν τοῦ Αἰνείου ἀσπίδα τὴν πάντοθεν ἴσην καὶ κυκλοτερῆ, ὑπὸ τὴν πρώτην περιφέρειαν, ἔνθα λεπτότατος ὁ χαλκὸς διέτρεχε, καὶ περιέκειτο, λεπτότατον δὲ τὸ δέρμα τοῦ βοὸς ἐπῆν, αὕτη δὲ εἰς τὸ πρόσω διῆλθεν ἡ ἐκ τοῦ Πηλίου ὄρους μελία, διεκόπη δὲ ἡ ἀσπὶς ὑπ᾽ αὐτῆς. ὁ Αἰνείας δὲ συνειλήθη, καὶ ἀπὸ ἑαυτοῦ ἀνέσχε τὴν ἀσπίδα φοβηθεὶς, τὸ δόρυ δὲ ὑπεράνωθεν τοῦ νώτου εἰς τὴν γῆν ἐνεπάγη ἐφορμῶν, διεῖλε δὲ καὶ διέκοψεν ἀμφοτέρους τοὺς κύκλους τὸν βύρσινον, καὶ τὸν χαλκοῦν τῆς ἀσπίδος τῆς περιεχούσης τὸ σῶμα, οὗτος ἐκκλίνας καὶ φυλαξάμενος τὸ μέγα δόρυ ἔστη, λύπη δὲ μεγίστη περιεχύθη τοῖς ὀφθαλμοῖς αὐτοῦ, φοβηθεὶς, ὅτι ἐγγὺς αὐτοῦ ἐνεπάγη τὸ δόρυ· ὁ Ἀχιλλεὺς δὲ μάλα προθυμούμενος ἐφώρμησε σπασάμενος τὸ ὀξὺ καὶ τμητικὸν ξίφος καταπληκτικῶς βοῶν, οὗτος δὲ λίθον χειροπληθῆ ἔλαβε τῇ χειρὶ ὁ Αἰνείας μέγα ἄχθος (σῶμα), ὅπερ οὐκ ἂν φέροιεν ἄνδρες δύο οἷοι νῦν ἄνθρωποί εἰσιν· οὗτος δὲ ῥᾳδίως αὐτὸ ἐκίνει καὶ μόνος. τότ᾽ ἂν Αἰνείας μὲν ἐφορμῶντα ἔπληξε τῷ λίθῳ ἢ κατὰ τὸ κράνος, ἢ κατὰ τὴν ἀσπίδα, ἥτις ἀπεσόβησεν ἂν αὐτῷ τὸν χαλεπὸν θάνατον, τοῦτον δὲ ὁ υἱὸς τοῦ Πηλέως ἐκ τοῦ σύνεγγυς ξίφει τὴν ψυχὴν ἀφείλετο ἂν, εἰ μὴ ταχέως δὴ ἐθεάσατο Ποσειδῶν ὁ σείων τὴν γῆν, παραχρῆμα δὲ ἐν τοῖς ἀθανάτοις θεοῖς λόγον εἶπε· Φεῦ φεῦ, ὄντως μοι λύπη ἐστὶν ἕνεκα τοῦ μεγαλοψύχου Αἰνείου, ὃς ταχέως ἀναιρεθεὶς ὑπὸ τοῦ υἱοῦ Πηλέως εἰς ᾅδου</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τελεύσεται πεισθεὶς τοῖς λόγοις τοῦ μακροβόλου Ἀπόλλωνός, ὁ εὐήθης· οὐ γάρ τι αὐτῷ ἀποσοβήσει τὸν χαλεπὸν θάνατον. ἀλλὰ τί δὴ οὗτος νῦν ἀθῶος λύπας καὶ ὀδύνας πάσχει ματαίως ἕνεκα θλίψεων ἀλλοτρίων, χαρίεντα δὲ ἀεὶ δῶρα τοῖς θεοῖς ἀναφέρει, οἳ τὸν πλατὺν καὶ μέγαν οὐρανὸν κατοικοῦσιν, ἀλλ᾿ ἄγετε ἡμεῖς γε αὐτὸν ἀπὸ τοῦ θανάτου ῥυσώμεθα, μή-πως καὶ ὁ υἱὸς τοῦ Κρόνου ὀργισθῇ, ἐὰν ὁ Ἀχιλλεὺς αὐτὸν ἀποκτείνῃ, εἱμαρμένον γὰρ ἐστιν αὐτῷ ἐκφυγεῖν, ὅπως μὴ ἄγονος καὶ ἀφανὴς διαφθαρείη ἡ γενεὰ τοῦ Δαρδάνου, ὃν ὁ υἱὸς τοῦ Κρόνου μᾶλλον τῶν ἄλλων ἁπάντων ὑιῶν ἐφίλησεν, οἳ ἐξ ἑαυτοῦ ἐγεννήθησαν, καὶ γυναικῶν φθαρτῶν· ἤδη γὰρ τὴν γενεὰν τοῦ Πριάμου ἐμίσησεν ὁ υἱὸς τοῦ Κρόνου. νῦν δὲ δὴ ἡ τοῦ Αἰνείου ἰσχὺς βασιλεύσει τῶν Τρώων, καὶ οἱ υἱοὶ τῶν υἱῶν, οἳ ἂν καὶ γεννηθῶσι μετὰ ταῦτα. Πρὸς τοῦτον δὲ ἀπεκρίνετο μετὰ ταῦτα ἡ εὐόφθαλμος σεβαστὴ Ἥρα· Ὦ κινητὰ γῆς, σὺ αὐτὸς ἐν τῇ σῇ διανοίᾳ νόησον, ὅπως ἢ σώσῃς τὸν Αἰνείαν, ἢ καταλίπῃς· ἡμεῖς μὲν γὰρ πολλοὺς ὅρκους ὠμόσαμεν ἐν πᾶσι τοῖς ἀθανάτοις θεοῖς, ἐγὼ καὶ ἡ πολεμική Ἀθηνᾶ, μηδέποτε τοῖς Τρῳσὶν ἀποσοβήσειν τὴν κακὴν ἡμέραν βοηθοῦσαι αὐτοῖς, μηδὲ ὅταν ἡ Τροία κατακαίηται πᾶσα, πυρὶ καυστικῷ καὶ ἀναλωτικῷ </text:span></text:span><text:soft-page-break/><text:span text:style-name="AncientGreek_3a__20_Ἀρχαία_20_ἑλληνικά"><text:span text:style-name="T1">καιομένη, καίωσι δὲ αὐτὴν οἱ πολεμικοὶ υἱοὶ τῶν Ἑλλήνων. Ἐπειδὴ δὲ τοῦτο ἤκουσε Ποσειδῶν ὁ σείων τὴν γῆν, ὥρμησε πορεύεσθαι εἰς τὸν πόλεμον, καὶ εἰς τὴν ταραχὴν τῶν δοράτων· ἀφίκετο δὲ ὅπου ὁ Αἰνείας καὶ ὁ ἔνδοξος ἦν Ἀχιλλεὺς, καὶ παραχρῆμα τούτῳ μὲν κατέχεεν ἐπὶ τοὺς ὀφθαλμοὺς ὀμίχλην τῷ Ἀχιλλεῖ τῷ υἱῷ τοῦ Πηλέως· αὐτὸς δὲ τὴν καλὸν σίδηρον ἔχουσαν μελίαν ἐξείλκυσεν ἐκ τῆς ἀσπίδος τοῦ μεγαλοψύχου Αἰνείου· καὶ ταύτην μὲν ἔθηκε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ἔμπροσθεν τῶν ποδῶν τοῦ ᾿Ἀχιλλέως· τὸν Αἰνείαν δὲ ἔφερεν ἀπὸ τῆς γῆς εἰς ὕψος ἄρας καὶ κουφίσας. πολλὰς δὲ τάξεις ἡρώων, πολλὰς δὲ καὶ ἵππων ὁ Αἰνείας ὑπερεπήδησε καὶ ὑπερέβη ἀπὸ τῆς χειρὸς τοῦ θεοῦ ὁρμήσας· ἀφίκετο δὲ εἰς τὸ ἔσχατον μέρος τοῦ πολυορμήτου πολέμου, ἔνθα δὴ οἱ Καύκωνες εἰς τὸν πόλεμον καθωπλίζοντο. τούτῳ δὲ παρεγένετο πάνυ ἐγγὺς Ποσειδῶν ὁ σείων τὴν γῆν, καὶ φωνήσας, λόγους ταχεῖς ἔλεγε πρὸς αὐτόν· Ω Αἰνεία, τίς δή σε τῶν θεῶν οὕτως ἀφραίνοντα (ἀφροντιστοῦντα) προτρέπει ἐναντίον τοῦ μεγαλοψύχου υἱοῦ τοῦ Πηλέως πολεμεῖν, ὅστις ἅμα κρείττων (ἰσχυρότερος) σοῦ καὶ φίλτερος τοῖς ἀθανάτοις θεοῖς ὑπάρχει· ἀλλ᾿ ἀναχώρησον, ὅταν αὐτῷ ἀπροοράτως συμβάλῃς, μήπως καὶ παρὰ τὸ εἱμαρμένον ἀπέλθῃς εἰς τὸν οἶκον τοῦ Αἰδοῦ· ἐπειδὰν δὲ ὁ Ἀχιλλεὺς τὸν θάνατον καὶ τὸν μόρον ἐπιδέξηται, θαρρήσας δὴ μετὰ ταῦτα ἐν τοῖς πρωταγωνισταῖς μάχου, οὐδεὶς γάρ σε ἄλλος τῶν Ἑλλήνων ἀποκτενεῖ. Οὕτως εἰπὼν κατέλιπεν αὐτὸν αὐτόθι, ἐπειδὴ πάντα ἐδήλωσε. ταχέως δὲ μετέπειτα ἀπὸ τῶν ὀφθαλμῶν τοῦ Ἀχιλλέως διέλυσε καὶ ἠφάνισε τὴν ὁμίχλην τὴν θαυμαστὴν, οὗτος δὲ μετὰ ταῦτα μεγάλως κατεῖδε τοῖς ὀφθαλμοῖς, στενάξας δ᾽ ἄρα εἶπε πρὸς τὴν ἑαυτοῦ μεγαλόφρονα ψυχήν· Φεῦ φεῦ ὄντως μέγα θαῦμα τοῦτο θεῶμαι τοῖς ὀφθαλμοῖς, τὸ μὲν δόρυ τοῦτο κεῖται ἐπὶ τῆς γῆς, οὐδαμῶς δὲ τὸν ἄνδρα ὁρῶ, ᾧτινι ἐφῆκα, ἀποκτείναι προθυμούμενος· ὄντως δὴ καὶ ὁ Αἰνείας φίλος τοῖς ἀθανάτοις θεοῖς ἦν, ἐγὼ δὲ αὐτὸν ᾠήθην μάτην οὕτως καυχᾶσθαι· ἀπίτω μετὰ φθορᾶς, οὐκ αὐτῷ προθυμία τοῦ λοιποῦ πειραθῆναι ἐμοῦ ἔσται, ὅστις καὶ νῦν ἀσμένως καὶ ἡδέως ἔφυγεν ἐκ τοῦ θανάτου· ἀλλ᾽ ἄγε δὴ τοῖς πολεμικοῖς Ἕλλησι παρακελευσάμενος τῶν ἄλλων Τρώων πειράσωμαι ἐξ</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ναντίας ἐπελθών. Εἶπε, καὶ ἐπὶ τὰς τάξεις ἐπήδησε, παρεκελεύετο δὲ ἑκάστῳ ἀνδρί· Μηκέτι νῦν πόρρω τῶν Τρώων ἵστασθε, ὦ ἔνδοξοι Ἕλληνες, ἀλλ᾽ ἄγε ἀνὴρ κατ᾽ ἀνδρὸς ἐπελθέτω, προθυμείσθω δὲ πολεμεῖν· χαλεπὸν δέ μοι ἔστι καίπερ ἰσχυρῷ ὄντι τοσούτους ἀνθρώπους διώκειν, καὶ πᾶσι πολεμεῖν, οὐδ᾽ ἂν Ἄρης, ὅστις ἐστὶ θεὸς ἄφθαρτος, οὐδ᾽ ἂν ἡ Ἀθηνᾶ κατεπείγοι στόμα τοσαύτης μάχης, καὶ μάχοιτο. ἀλλ' ὅσον μὲν ἐγὼ δύναμαι καὶ χερσὶ καὶ που σὶ, καὶ δυνάμει, οὐκ οἴομαι τοῦ λοιποῦ ἀμελήσειν, οὐδ᾽ ἐπ' ὀλίγον, ἀλλὰ πάνυ διὰ τῆς τάξεως ὁρμήσω διόλου, οὐδέ τινα οἴομαι τῶν Τρώων εὐφρανθήσεσθαι, ὅστις ἂν ἐγγὺς τοῦ δόρατος παραγένοιτο. Οὕτως εἶπε παρορμῶν· τοῖς Τρωσὶ δὲ ὁ λαμπρὸς Ἕκτωρ παρεκελεύετο ἀπειλήσας (βοήσας), εἶπε δὲ χωρεῖν </text:span></text:span><text:soft-page-break/><text:span text:style-name="AncientGreek_3a__20_Ἀρχαία_20_ἑλληνικά"><text:span text:style-name="T1">ἐναντίον τοῦ ᾿Ἀχιλλέως· Ὦ Τρῷες μεγαλόψυχοι καὶ γενναῖοι, μὴ φοβεῖσθε τὸν υἱὸν τοῦ Πηλέως· καὶ ἐγὼ <text:s/>λόγοις καὶ τοῖς ἀθανάτοις θεοῖς πολεμοίην ἂν, τῷ δόρατι δὲ χαλεπόν ἐστιν, ἐπειδὴ πολλῷ ἰσχυρότεροι ὑπάρχουσιν, οὐδὲ ὁ Ἀχιλλεὺς ἅπασι τοῖς λόγοις ἐπιθήσει τέλος, ἀλλὰ τὸ μὲν τελέσει, τὸ δὲ καὶ μεταξὺ κολύσει. τούτῳ δ᾽ ἐγὼ κατεναντίον ἐπελεύσομαι, καὶ εἰ τῷ πυρὶ κατὰ δύναμιν ὅμοιός ἐστι, καὶ εἰ τῷ πυρὶ κατὰ δύναμιν ὅμοιος, κατὰ τὴν προθυμίαν δὲ τῷ λαμπρῷ σιδήρῳ. Οὕτως εἶπε παρορμῶν· οὗτοι δὲ κατεναντίον τὰ δόρατα ᾖραν οἱ Τρῶες, τούτων δὲ ὁμοῦ συνέμιξεν ἡ ἰσχύς τε καὶ εὐτολμία, διηγέρθη δὲ βοή καὶ τότε δὴ παραγενόμενος Ἀπόλλων ὁ καθαρὸς, εἶπε πρὸς τὸν Ἕκτορα· Ὦ Ἕκτορ μηκέτι (μηδαμῶς) πάνυ τῷ Ἀχιλλεῖ προμάχει καὶ πρὸ τῶν ἄλλων πολέμει, ἀλλὰ κατὰ τὸ πλῆθος, καὶ σὺν τοῖς ἄλλοις, καὶ ἔξω τοῦ κλόνου καὶ τῆς συστροφῆς αὐτὸν ἐκδέχου, μήπως σὲ ἢ πόρρωθεν τρώσῃ τῷ δόρατι, ἢ ἐκ τοῦ σύνεγγυς πλήξῃ τῷ ξίφει· Οὕτως εἶπεν· ὁ ῞Ἕκτωρ δὲ αὖθις εἰσῆλθεν εἰς τὴν τάξιν τῶν ἀνδρῶν φοβηθεὶ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3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ἡνίκα ἤκουσε τὴν φωνὴν τοῦ θεοῦ φθεγξαμένου δ Ἀχιλλεὺς δὲ τοῖς Τρῳσὶν ἐφώρμησε κατά διάνοιαν ἐνδεδυμένος ἰσχὺν καταπληκτικῶς βοῶν, πρώτως δὲ ἀνεῖλεν Ἰφιτίωνα, τὸν ἀνδρεῖον υἱὸν Ὀτρυντέως, πολλῶν λαῶν ἡγεμόνα, ὃν ἔτεκεν ἡ Ναὶς ἡ νύμφη τῷ Ὀτρυντεῖ τῷ τὰς πόλεις πορθοῦντι, ὑπὸ τῷ χιονοβλήτῳ Τμώλῳ ὄρει τῆς Λυδίας, ἐν τῷ λιπαρῷ καὶ πλουσίω δήμω της Ὕλης. τοῦτον εὐθὺ προθύμως ὁρμῶντα ἔβαλε δόρατι ὁ ἐνδοξότατος ᾿Ἀχιλλεὺς κατὰ τὸ μέσον τῆς κεφαλῆς αὕτη δὲ εἰς δύο πᾶσα ἐσχίσθη, ἐψόφησε δὲ καταπεσών· οὗτος δὲ ἐπεκαυχήσατο ὁ ἐνδοξότατος Ἀχιλλεὺς· Τέθνηκας, ὦ υἱὲ τοῦ Ὀτρυντέως φοβερώτατε πάντων τῶν ἀνδρῶν, ἐνταῦθα σοὶ μὲν ὁ θάνατος, τὸ γένος δέ σοί ἐστι παρὰ τῇ λίμνῃ τῇ Γυγαίᾳ, ὅπου σοι ἀγρὸς πατρικός ἐστι παρὰ τῷ ποταμῷ Ὕλῳ τὸ πλῆθος ἰχθύων ἔχοντι, καὶ τῷ Ἕρμῳ τῷ συστροφὰς ῥευμάτων ποιοῦντι· Οὕτως εἶπεν ἐπικαυχώμενος, τοῦτον δὲ σκότος κατ' ὀφθαλμοὺς ἐκάλυψε· τοῦτον μὲν οὖν οἱ τῶν Ἑλλήνων ἵπποι τοῖς τροχοῖς διέκοπτον ἐν τῇ πρώτῃ μάχῃ· οὗτος δὲ ἐπ' αὐτῷ Δημολέοντα ἀγαθὸν βοηθὸν τὸ πολέμου, υἱὸν τοῦ ᾿Ἀντήνορος, ἔτρωσε κατὰ τὸν μήνιγγα, διὰ τοῦ κράνους τοῦ καλύμματος σιδηροῦ τῶν παρειῶν ἔχοντος, οὐδ᾽ ἄρα τὸ σιδηροῦν κράνος ἐπέσχεν, ἀλλὰ δὲ αὐτοῦ ἡ ἐπιδορατὶς ἐφορμῶσα συνέτριψε τὸ ὀστοῦν, ὁ ἐγκέφαλος δὲ ἅπας ἐντὸς ἐμολύνθη τῷ αἵματι, ἀπέκτεινε δὲ αὐτὸν προθυμούμενον. Τὸν Ἱπποδάμαντα δὲ μετὰ ταῦτα ἐκ τῶν ἵππων ὁρμήσαντα, ἔμπροσθεν ἑαυτοῦ φεύγοντα ἔτρωσε τῷ δόρατι κατὰ τὸ μετάφρενον, οὗτος δὲ τὴν ψυχὴν ἠφίει καὶ ἐξέπνει, καὶ ἐμυκᾶτο ὥσπερ ὅτε ταῦρος ἐμυκᾶτο ἑλκόμενος περὶ τὸν Ἑλικώνιον βασιλέα, ἤγουν τὸν Ποσειδῶνα τὸν ἐν Ἑλικῶνι τῷ ὄρει, ἢ ἐν Ἑλίκῃ τιμώμενον τῇ νήσῳ, τῶν νέων ἑλκόντων η τέρπεται δὲ τούτοις ὁ σείων τὴν γῆν. οὕτω δὴ τοῦτον μυκώμενον κατέλιπε κατὰ τὰ ὁςᾶ ἡ ἀνδρεία ψυχή. οὗτος δὲ ὥρμησε σὺ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33</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τῷ δόρατι ἐπὶ τὸν ἰσόθεον Πολύδωρον τὸν υἱὸν τοῦ Πριάμου, τοῦτον δὲ οἱ δαμῶς ἀφίη ὁ πατὴρ πολεμεῖν, διότι ἐν τοῖς υἱοῖς νεώτατος ἦν αὐτῷ τῇ γενέσει, καὶ φίλτατος αὐτῷ ἦν, τῖς ποσὶ δὲ ἅπαντας ἐνίκα. τότε τοίνυν μωρίᾳ καὶ ἀνοησίᾳ τὴν τῶν ποδῶν ἀρετὴν ἐπιδεικνύμενος, ἔτρεχε διὰ τῶν πρωταγωνιστῶν, ἕως ἀπώλεσε τὴν ἀγαπητὴν ψυχήν τοῦτον ἔρωτε κατὰ τὸ μέσον δόρατι ὁ ταχύπους ἐνδοξότατος Ἀχιλλεὺς τὰ νῶτα παρακλίνοντα, ὅπου οἱ τῆς θωρακίτιδος ζώνης ὀχεῖς (συνεκτικοὶ ἱμάντες, κρίκοι) οἱ χρυσοί συνεῖχον, καὶ ὁ θώραξ συνήρχετο, καὶ συνεκάλυπτε διπλούς· ἀπαντικρὺ δὲ παρὰ τὸν ὀμφαλὸν διῆλθεν ἡ ἐπιδορατὶς τοῦ ἀκοντίου ἔπεσε δὲ ἐπὶ τὰ γόνατα μεγάλως στενάξας, νεφέλη δὲ αὐτὸν περιεκάλυψε μέλαινα, πρὸς ἑαυτὸν δὲ ἀποκλιθεὶς ἔλαβε τὰ ἔντερα ταῖς χερσίν. Ὁ Ἕκτωρ δὲ ἐπειδὴ ἐθεάσατο τὸν ἀδελφὸν Πολύδωρον τὰ ἔντερα κρατοῦνται ταῖς χερσὶν, ἐξηπλωμένον (ἀσπαίροντα) ἐπὶ τῆς γῆς, κατὰ τῶν ὀφθαλμῶν αὐτοῦ ἐπεχύθη ὁμίχλη, οὐδὲ ὑπέμεινεν ἐπὶ πολύ πόῤῥω που ἀναστρέφεσθαι, ἀλλὰ κατεναντίον ἦλθε τοῦ Ἀχιλλέως, τὸ τμητικὸν δόρυ σείων, ὅμοιος φλογί· ὁ Ἀχιλλεὺς δὲ ὅτε ἐθεάσατο, εὐθέως ανεπήδησε, καὶ καυχώμενος λόγον ἔλεγε. Πλησίον ἐστὶν ὁ ἀνὴρ ὃς μάλιστα τὴν (ῆς) ἐμήν(ῆς) γε ψυχὴν (ῆς) ἐκηλίδωσεν (ἐλύπησεν, καθήψατο ), ὅς μοι τὸν ἀγαπητὸν καὶ τετιμημένον φίλον ἀπέκτεινεν· οὐδὲ τοῦ λοιποῦ ἐπὶ πολὺ φοβηθείημεν ἂν ἀλλήλους κατὰ τὰς διαστάσεις τοῦ πολέμου (τὰ διαστήματα τὰ μεταξὺ τῶν στάσεων). Εἶπε· καὶ δεινῶς ὑποβλεψάμενος ἔλεγε πρὸς τὸν ἐνδοξότατον Ἕκτορα· Πλησίον ἐλθὲ, ὅπως ἂν τάχιον καταλάβῃς τὰ πέρατα τοῦ θανάτου. Πρὸς τοῦτον δὲ οὐ φοβηθεὶς εἶπεν ὁ συνεχῶς τὴν περικεφαλαίων κινῶν Ἕκτωρ Ὦ υἱὲ τοῦ Πηλέως, μή με δὴ ῥήμασιν ὥσπερ νήπιον καὶ ἄφρονα ἔλπιζε ἐκφοβήσειν, ἐπειδὴ φανερῶς ἐπίσταμαι καὶ ἐγὼ καὶ λοιδωρίας, καὶ τὰς παρὰ τὸ πρέπον ἀπειλὰς εἰπεῖν· ἐπίσταμαι δὲ ὅτι σὺ μὲν ἀνδρεῖο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3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ἶ, ἐγὼ δὲ πολλῷ ἥττων σου· ἀλλὰ ταῦτα μὲν ἐν τοῖς γόνασι (τῇ δυνάμει) τῶν θεῶν κεῖνται, ἐάν σε καίπερ ἥττων ὑπάρχων, ὅμως ἀφέλωμαι τὴν ψυχὴν τρώσας τῷ δόρατι· ἐπειδὴ καὶ τὸ ἐμὸν βέλος ὀξὺ καὶ τμητικόν ἐστιν ἔμπροσθεν. Εἶπε δὴ, καὶ ἀνασείσας ἀφῆκε τὸ δόρυ, καὶ τοῦτό γε ἡ Ἀθηνᾶ πνοῇ καὶ ὁρμῇ ἀέρος, ἐπὶ τὸ ἕτερον μέρος τοῦ ἐνδόξου Ἀχιλλέως ἔτρεψεν, ὅ ἐστι τὸ ἐναντίον, ἡσύχως ἠρέμα κοῦφον ποιήσασα (ἐξανεμίσασα)· τοῦτο δὲ εἰς τοὐπίσω ἠνέχθη πρὸς τὸν ἐνδοξότατον Ἕκτορα, ἔπεσε δὲ ἔμπροσθεν τῶν ποδῶν αὐτοῦ· Ἀχιλλεὺς δὲ ἐῤῥωμένος καὶ προθυμούμενος ἐφώρμησεν ἀποκτεῖναι ἐφιέμενος, καταπληκτικῶς βοῶν· τοῦ τὸν δὲ ἀφείλετο ὁ ᾿Ἀπόλλων πάνυ ῥᾳδίως καθάπερ θεὸς, συνεκάλυψε δὲ ἀέρι πολλῷ, καὶ ὁμίχλη ὥστε μὴ ὁρᾶσθαι. Τρὶς μὲν οὖν ἐφώρμησεν ὁ ταχύπους ἐνδοξότατος Ἀχιλλεὺς σὺν τῷ σιδηρῷ δόρατι, τρὶς δὲ ἔτυψε τὸν βαθὺν ἀέρα. ἀλλ' ὁπηνίκα δὴ τὸ τέταρτον ἐφώρμησεν ὅμοιος θεῷ, φοβερῶς βοήσας, λόγους ταχεῖς ἔλεγεν Ἐξέφυγες νῦν πάλιν τὸν θάνατον, ὦ κύον, ὄντως που ἐγγὺς παρεγένετό σοι τὸ δεινὸν, νῦν δέ σε ἔσωσεν ὁ λαμπρὸς ᾿Ἀπόλλων, ᾧτινι ἔοικας εὔχεσθαι ἐρχόμενος εἰς τὸν κτύπον τῶν δοράτων, ἤγουν εἰς τὸν πόλεμον ὄντως που κατεργάσομαί σε, καὶ μετὰ ταῦτα συναντήσας, εἴ τις που τῶν θεῶν κᾀμοί ἐστι βοηθός· νῦν δὲ τοὺς ἄλλους ἐπιδιώξομαι, ὃν ἂν καταλάβω. Οὕτως </text:span></text:span><text:soft-page-break/><text:span text:style-name="AncientGreek_3a__20_Ἀρχαία_20_ἑλληνικά"><text:span text:style-name="T1">εἰπὼν τὸν Δρύοπα ἔτρωσε κατὰ τὸ μέσον τοῦ αὐχένος δόρατι, κατέπεσε δὲ ἔμπροσθεν τῶν ποδῶν. οὗτος δὲ τοῦτον μὲν κατέλιπε, Δημοῦχον δὲ τὸν υἱὸν τοῦ Φιλήτορος τὸν εὐμεγέθη τε καὶ γενναῖον τρώσας τῷ δόρατι κατὰ τὸ γόνυ διεκώλυσε καὶ κατέσχε· Τοῦτον μὲν οὖν πλήττων ξίφει μεγάλῳ ἀφῃρεῖτο τὴν ψυχήν· οὗτος δὲ Λαόγονον καὶ Δάρδανον τοὺς υἱοὺς τοῦ Βίαντος ἀμφοτέρους ἐφορμήσας, ἐκ τῶν ἵππων ὠθήσας ἔρριψεν ἐπὶ τὴν γῆν τὸν μὲν τρώσας τῷ δόρατι, τὸν δὲ πλήξας ἐκ τοῦ σύνεγγυς τῷ ξίφει. τὸν Τρῷα δὲ τὸν υἱὸν τοῦ Ἀλάστορος, ὁ μὲ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37</text:span></text:span></text:p>
      <text:p text:style-name="P2"><text:span text:style-name="AncientGreek_3a__20_Ἀρχαία_20_ἑλληνικά"><text:span text:style-name="T1"><text:s/></text:span></text:span></text:p>
      <text:p text:style-name="P2"><text:span text:style-name="AncientGreek_3a__20_Ἀρχαία_20_ἑλληνικά"><text:span text:style-name="T1">ἐναντίον παρεγένετο, τῶν γονάτων, εἴπως αὐτοῦ φείσαιτο, εἰληφὼς, καὶ ζῶντα ἐάσειε, μηδὲ ἀποκτείνειεν τὴν ὁμοίαν ἡλικίαν οἰκτείρας. ὁ μωρὸς καὶ ἀνόητος, οὐ- δὲ τοῦτο ἐπίστατο, ὅτι οὐκ ἤμελλε πείθεσθαι, οὐ γὰρ τι ἦν ἀνὴρ προσηνής τε (ἀνειμένος τῇ ψυχῇ) καὶ εὔκολος, οὐδὲ πρᾷος, ἀλλὰ πάνυ ἐνθουσιῶν (ἰταμὸς) ὁ μὲν γὰρ ἥπτετο ταῖς χερσὶ τῶν γονάτων, ἐφιέμενος ἱκετεῦσαι, οὗτος δὲ τῷ ξίφει ἔπληξε κατὰ τὸ ἧπαρ, ἐξέπεσε δὲ τὸ ἧπαρ αὐτοῦ, αἷμα δὲ μέλων τὸν ἑαυτοῦ κόλπον κατενέπλησε, τοῦτον δὲ σκότος κατ' ὀφθαλμοὺς περιεκάλυψε ψυχῆς στερισκόμενον· οὗτος δὲ τὸν Μόλιον ἔτρωσε παραγενόμενος δόρατι κατὰ τὸ οὖς, εὐθέως δὲ διὰ τοῦ ὠτὸς διῆλθε τοῦ ἑτέρου ἡ σιδηρὰ ἐπιδορατίς. αὐτὸς δὲ Ἔχεκλον τὸν υἱὸν τὸ Ἀγήνορος ἔπληξε τῷ ξίφει ...... κατὰ τὸ μέσον τῆς κεφαλῆς, πᾶν δὲ τὸ ξίφος λιαρὸν γέγονε τῷ αἵματι, τοῦτον δὲ κατ᾽ ὀφθαλμοὺς ἔλαβεν ὁ μέλας θάνατος, καὶ ἡ ἰσχυρὰ μοῖρα· τὸν Δευκαλίωνα δὲ μετὰ ταῦτα, ὅπου συνδοῦσιν αἱ ἀπονευρώσεις τῶν μυῶν τοῦ ἀγκῶνος, ἐνταῦθα αὐτὸν διὰ τῆς ἀγαπητῆς χειρὸς διωβέλισεν ἡ σιδηρὰ ἐπιδορατίς, οὗτος δὲ παρέμενεν αὐτὸν βεβαρυμμένος τὴν χεῖρα, ἔμπροσθεν ὁρῶν τὸν θάνατον· ὁδὲ ξίφει τὸν τράχηλον πλήξας, πόρρω σὺν τῇ περικεφαλαίᾳ τὴν κεφαλὴν ἔρριψεν, ὁ μυελὸς δὲ τῶν σφονδύλων ἐνέπεσεν, οὗτος δὲ κατὰ γῆς ἔκειτο ἐκτεταμένος. Αὐτὸς δὲ ὥρμησε πορεύεσθαι ἐπὶ τὸν ἀμώμητον υἱὸν τοῦ Πείρου τὸν Ῥίγμον, ὅστις ἐκ τῆς Θράκης τῆς εὐγείου ἀφίκετο, τοῦτον ἔτρωσε και τὰ τὸ μέσον τῷ δόρατι, ἐνεπάγη δὲ εἰς τὸν πνεύμονα ὁ σίδηρος, κατέπεσε δὲ ἐκ τοῦ ὀχήματος· οὗτος δὲ Ἀρηΐθεον τὸν θεράποντα στρέψαντα εἰς τοὐπίσω τοὺς ἵππους κατὰ τὸ μετάφρενον δόρατι ὀξεῖ ἔτρωσε, κατέρριψε δὲ ἀπὸ τοῦ δίφρου, ἐταράχθησαν δὲ οἱ ἵπποι· ὥσπερ δὲ ἐνθουσιᾷ τὸ θεσπεσίως καιόμενον πῦρ κατὰ τὰ βαθέα κοῖλα τοῦ καταξήρου ὄρους, τὰ μεγάλα δὲ καὶ πυκνὰ δένδρα καίονται, καὶ πάντοσε ταράσσων ὁ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39</text:span></text:span></text:p>
      <text:p text:style-name="P2"><text:span text:style-name="AncientGreek_3a__20_Ἀρχαία_20_ἑλληνικά"><text:span text:style-name="T1">ἄνεμος τὴν φλόγα ἐλαύνει. οὕτως αὐτὸς πάντοσε ὥρμα ἐνθουσιωδῶς σὺν τῷ δόρατι, ὅμοιος θεῷ, τοὺς ἀναιρουμένους ἐπιδιώκων, περιεῤῥεῖτο δὲ αἵματι ἡ μέλαινα γῆ, ὥσπερ δὲ ὅταν τις συνδιάσῃ βοῦς ἄρρενας πλατέα τα μέτωπα ἔχοντας τρίβειν κριθὴν λευκὴν ἐν τῇ εὐκύκλῳ ἄλῳ, ῥᾳδίως (ταχέως) λεπτὰ ἐ-γένοντο ὑπὸ τῶν ποδῶν τῶν μεγαλοφώνων βοῶν. οὕτως ὑπὸ τοῦ μεγαλοψύχου Ἀχιλλέως οἱ μονώνυχες ἵπποι ἐπάτουν ὁμοῦ τούς τε νεκροὺς καὶ τὰς ἀσπίδας, αἵματι δὲ τὸ διὰ τῶν τροχῶν διῆκον ξύλον κάτωθεν ἅπαν ἐμολύνθη, καὶ αἱ περὶ τὸν δίφρον περιφέρειαι, ἃς δὴ αἱ ἐκ τῶν ὀνύχων τῶν ἵππων σταγόνες ἔῤῥαινον, καὶ αἱ ἀπὸ τῶν ἐπικειμένων τοῖς τροχοῖς σιδήρων· </text:span></text:span><text:soft-page-break/><text:span text:style-name="AncientGreek_3a__20_Ἀρχαία_20_ἑλληνικά"><text:span text:style-name="T1">οὗτος δὲ ἐφίετο δόξαν λαβεῖν ὁ υἱὸς τοῦ Πηλέως, αἵματι δὲ ἐψυγμένῳ ἐμολύνετο τὰς φοβερὰς καὶ ἀπροσπελάστους χεῖρας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31T18:41:30.602000000</dc:date>
    <meta:editing-duration>PT1H50M53S</meta:editing-duration>
    <meta:editing-cycles>21</meta:editing-cycles>
    <meta:generator>LibreOffice/7.1.5.2$Windows_X86_64 LibreOffice_project/85f04e9f809797b8199d13c421bd8a2b025d52b5</meta:generator>
    <meta:document-statistic meta:table-count="1" meta:image-count="0" meta:object-count="0" meta:page-count="12" meta:paragraph-count="43" meta:word-count="5011" meta:character-count="30665" meta:non-whitespace-character-count="25686"/>
  </office:meta>
</office:document-meta>
</file>